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c16209" officeooo:paragraph-rsid="00c16209"/>
    </style:style>
    <style:style style:name="P2" style:family="paragraph" style:parent-style-name="Standard">
      <style:paragraph-properties fo:text-align="start" style:justify-single-word="false"/>
      <style:text-properties style:font-name="TH SarabunPSK2" fo:font-size="16pt" fo:font-weight="normal" officeooo:rsid="00912bb5" officeooo:paragraph-rsid="00ba8cd0" style:font-size-asian="16pt" style:font-weight-asian="normal" style:font-name-complex="TH SarabunPSK2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H SarabunPSK2" fo:font-size="16pt" fo:font-weight="normal" officeooo:rsid="00b4f99f" officeooo:paragraph-rsid="00b4f99f" style:font-size-asian="16pt" style:font-weight-asian="normal" style:font-name-complex="TH SarabunPSK2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H SarabunPSK2" fo:font-size="16pt" fo:font-weight="normal" officeooo:rsid="00b7b5e9" officeooo:paragraph-rsid="00b7b5e9" style:font-size-asian="16pt" style:font-weight-asian="normal" style:font-name-complex="TH SarabunPSK2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H SarabunPSK2" fo:font-size="16pt" fo:font-weight="normal" officeooo:rsid="00b981e1" officeooo:paragraph-rsid="00b981e1" style:font-size-asian="16pt" style:font-weight-asian="normal" style:font-name-complex="TH SarabunPSK2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H SarabunPSK2" fo:font-size="16pt" fo:font-weight="normal" officeooo:rsid="00ba8cd0" officeooo:paragraph-rsid="00ba8cd0" style:font-size-asian="16pt" style:font-weight-asian="normal" style:font-name-complex="TH SarabunPSK2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H SarabunPSK2" fo:font-size="16pt" fo:font-weight="normal" officeooo:rsid="00ba8cd0" officeooo:paragraph-rsid="00bbdc8b" style:font-size-asian="16pt" style:font-weight-asian="normal" style:font-name-complex="TH SarabunPSK2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H SarabunPSK2" fo:font-size="16pt" fo:font-weight="normal" officeooo:rsid="00ba8cd0" officeooo:paragraph-rsid="00bca63f" style:font-size-asian="16pt" style:font-weight-asian="normal" style:font-name-complex="TH SarabunPSK2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H SarabunPSK2" fo:font-size="16pt" fo:font-weight="normal" officeooo:rsid="00ba8cd0" officeooo:paragraph-rsid="00bd024f" style:font-size-asian="16pt" style:font-weight-asian="normal" style:font-name-complex="TH SarabunPSK2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H SarabunPSK2" fo:font-size="16pt" fo:font-weight="normal" officeooo:rsid="00bd024f" officeooo:paragraph-rsid="00bd024f" style:font-size-asian="16pt" style:font-weight-asian="normal" style:font-name-complex="TH SarabunPSK2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H SarabunPSK2" fo:font-size="20pt" fo:font-weight="bold" officeooo:rsid="00b4f99f" officeooo:paragraph-rsid="00b4f99f" style:font-size-asian="20pt" style:font-weight-asian="bold" style:font-name-complex="TH SarabunPSK2" style:font-size-complex="20pt" style:font-weight-complex="bold"/>
    </style:style>
    <style:style style:name="T1" style:family="text">
      <style:text-properties officeooo:rsid="00c4650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b7b5e9" style:font-weight-asian="bold" style:font-weight-complex="bold"/>
    </style:style>
    <style:style style:name="T4" style:family="text">
      <style:text-properties officeooo:rsid="00b6d61a"/>
    </style:style>
    <style:style style:name="T5" style:family="text">
      <style:text-properties officeooo:rsid="00b7b5e9"/>
    </style:style>
    <style:style style:name="T6" style:family="text">
      <style:text-properties officeooo:rsid="00bca63f"/>
    </style:style>
    <style:style style:name="T7" style:family="text">
      <style:text-properties officeooo:rsid="00bd024f"/>
    </style:style>
    <style:style style:name="T8" style:family="text">
      <style:text-properties officeooo:rsid="00c587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ภาคผนวก <text:span text:style-name="T4">ก. แหล่งข้อมูลที่ใช้ศึกษา</text:span></text:p>
      <text:p text:style-name="P3"><text:span text:style-name="T5"><text:s text:c="7"/></text:span><text:span text:style-name="T3">1. web scrapping</text:span></text:p>
      <text:p text:style-name="P4"><text:s text:c="11"/>1.1 สืบค้นจาก <text:a xlink:type="simple" xlink:href="https://stackpython.co/tutorial/web-scraping-python-beautifulsoup-requests" text:style-name="Internet_20_link" text:visited-style-name="Visited_20_Internet_20_Link">https://stackpython.co/tutorial/web-scraping-python-beautifulsoup-requests</text:a></text:p>
      <text:p text:style-name="P4"><text:s text:c="7"/><text:span text:style-name="T2">2. การเขียน web api</text:span></text:p>
      <text:p text:style-name="P5"><text:s text:c="11"/>2.1 สืบค้นจาก <text:a xlink:type="simple" xlink:href="https://devahoy.com/blog/2020/02/restful-api-guideline/" text:style-name="Internet_20_link" text:visited-style-name="Visited_20_Internet_20_Link">https://devahoy.com/blog/2020/02/restful-api-guideline/</text:a></text:p>
      <text:p text:style-name="P5"><text:s text:c="11"/>2.2 สืบค้นจาก <text:a xlink:type="simple" xlink:href="https://blog.inslash.com/10-best-practices-for-better-restful-api-restful-api-checklist-1acfe1761f07" text:style-name="Internet_20_link" text:visited-style-name="Visited_20_Internet_20_Link">https://blog.inslash.com/10-best-practices-for-better-restful-api-restful-api-checklist-1acfe1761f07</text:a></text:p>
      <text:p text:style-name="P5"><text:s text:c="11"/>2.3 สืบค้นจาก <text:a xlink:type="simple" xlink:href="https://phayao.medium.com/แนวออกแบบ-restful-api-วิธีปฏิบัตที่ดี-c320d806e30b" text:style-name="Internet_20_link" text:visited-style-name="Visited_20_Internet_20_Link">https://phayao.medium.com/%E0%B9%81%E0%B8%99%E0%B8%A7%E0%B8%AD%E0%B8%AD%E0%B8%81%E0%B9%81%E0%B8%9A%E0%B8%9A-restful-api-%E0%B8%A7%E0%B8%B4%E0%B8%98%E0%B8%B5%E0%B8%9B%E0%B8%8F%E0%B8%B4%E0%B8%9A%E0%B8%B1%E0%B8%95%E0%B8%97%E0%B8%B5%E0%B9%88%E0%B8%94%E0%B8%B5-c320d806e30b</text:a></text:p>
      <text:p text:style-name="P3"><text:span text:style-name="T5"><text:s text:c="7"/></text:span><text:span text:style-name="T3">3. โปรแกรม Postman</text:span></text:p>
      <text:p text:style-name="P6"><text:s text:c="11"/>3.1 สืบค้นจาก <text:a xlink:type="simple" xlink:href="https://www.youtube.com/watch?v=Y9oVAkTXbzU" text:style-name="Internet_20_link" text:visited-style-name="Visited_20_Internet_20_Link">https://www.youtube.com/watch?v=Y9oVAkTXbzU</text:a></text:p>
      <text:p text:style-name="P6"><text:s text:c="11"/>3.2 สืบค้นจาก <text:a xlink:type="simple" xlink:href="https://www.youtube.com/watch?v=wzNigwFmpdQ" text:style-name="Internet_20_link" text:visited-style-name="Visited_20_Internet_20_Link">https://www.youtube.com/watch?v=wzNigwFmpdQ</text:a></text:p>
      <text:p text:style-name="P6"><text:s text:c="7"/><text:span text:style-name="T2">4. Elasticsearch</text:span></text:p>
      <text:p text:style-name="P7"><text:s text:c="11"/>4.1 สืบค้นจาก <text:a xlink:type="simple" xlink:href="https://medium.com/machinereading/elasticsearch-ภาคลุยสนาม-ตอนที่-1-19077ab210b3" text:style-name="Internet_20_link" text:visited-style-name="Visited_20_Internet_20_Link">https://medium.com/machinereading/elasticsearch-%E0%B8%A0%E0%B8%B2%E0%B8%84%E0%B8%A5%E0%B8%B8%E0%B8%A2%E0%B8%AA%E0%B8%99%E0%B8%B2%E0%B8%A1-%E0%B8%95%E0%B8%AD%E0%B8%99%E0%B8%97%E0%B8%B5%E0%B9%88-1-19077ab210b3</text:a></text:p>
      <text:p text:style-name="P8"><text:s text:c="11"/>4.<text:span text:style-name="T6">2</text:span> สืบค้นจาก <text:a xlink:type="simple" xlink:href="https://www.poolsawat.com/elasticsearch-คืออะไร-ติดตั้งอย่างไ/" text:style-name="Internet_20_link" text:visited-style-name="Visited_20_Internet_20_Link">https://www.poolsawat.com/elasticsearch-%E0%B8%84%E0%B8%B7%E0%B8%AD%E0%B8%AD%E0%B8%B0%E0%B9%84%E0%B8%A3-%E0%B8%95%E0%B8%B4%E0%B8%94%E0%B8%95%E0%B8%B1%E0%B9%89%E0%B8%87%E0%B8%AD%E0%B8%A2%E0%B9%88%E0%B8%B2%E0%B8%87%E0%B9%84/</text:a></text:p>
      <text:p text:style-name="P10"><text:s text:c="7"/><text:span text:style-name="T2">5. docker</text:span></text:p>
      <text:p text:style-name="P9"><text:span text:style-name="T7"><text:s text:c="11"/>5</text:span>.1 สืบค้นจาก <text:a xlink:type="simple" xlink:href="https://network.cmu.ac.th/wiki/index.php/Docker" text:style-name="Internet_20_link" text:visited-style-name="Visited_20_Internet_20_Link">https://network.cmu.ac.th/wiki/index.php/Docker</text:a></text:p>
      <text:p text:style-name="P9"/>
      <text:p text:style-name="P10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46in" style:type="center"/>
          <style:tab-stop style:position="5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c16209" officeooo:paragraph-rsid="00c16209"/>
    </style:style>
    <style:style style:name="MT1" style:family="text">
      <style:text-properties officeooo:rsid="00c58762"/>
    </style:style>
    <style:page-layout style:name="Mpm1">
      <style:page-layout-properties fo:page-width="8.2701in" fo:page-height="11.6902in" style:num-format="1" style:print-orientation="portrait" fo:margin-top="1.5in" fo:margin-bottom="1in" fo:margin-left="1.5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6<text:span text:style-name="MT1">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1-07-16T14:06:40.501687265</dc:date>
    <meta:editing-duration>PT5H29M51S</meta:editing-duration>
    <meta:editing-cycles>118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61" meta:character-count="1407" meta:non-whitespace-character-count="1244"/>
  </office:meta>
</office:document-meta>
</file>